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572000" calcext:value-type="float">
            <text:p>572000</text:p>
          </table:table-cell>
          <table:table-cell office:value-type="float" office:value="584100" calcext:value-type="float">
            <text:p>584100</text:p>
          </table:table-cell>
          <table:table-cell office:value-type="float" office:value="618406" calcext:value-type="float">
            <text:p>618406</text:p>
          </table:table-cell>
          <table:table-cell office:value-type="float" office:value="652964" calcext:value-type="float">
            <text:p>652964</text:p>
          </table:table-cell>
          <table:table-cell office:value-type="float" office:value="671836" calcext:value-type="float">
            <text:p>671836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518900" calcext:value-type="float">
            <text:p>-518900</text:p>
          </table:table-cell>
          <table:table-cell office:value-type="float" office:value="-522400" calcext:value-type="float">
            <text:p>-522400</text:p>
          </table:table-cell>
          <table:table-cell office:value-type="float" office:value="-554703" calcext:value-type="float">
            <text:p>-554703</text:p>
          </table:table-cell>
          <table:table-cell office:value-type="float" office:value="-581496" calcext:value-type="float">
            <text:p>-581496</text:p>
          </table:table-cell>
          <table:table-cell office:value-type="float" office:value="-605283" calcext:value-type="float">
            <text:p>-605283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53100" calcext:value-type="float">
            <text:p>53100</text:p>
          </table:table-cell>
          <table:table-cell office:value-type="float" office:value="61700" calcext:value-type="float">
            <text:p>61700</text:p>
          </table:table-cell>
          <table:table-cell office:value-type="float" office:value="63703" calcext:value-type="float">
            <text:p>63703</text:p>
          </table:table-cell>
          <table:table-cell office:value-type="float" office:value="71468" calcext:value-type="float">
            <text:p>71468</text:p>
          </table:table-cell>
          <table:table-cell office:value-type="float" office:value="66553" calcext:value-type="float">
            <text:p>66553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44500" calcext:value-type="float">
            <text:p>44500</text:p>
          </table:table-cell>
          <table:table-cell office:value-type="float" office:value="41500" calcext:value-type="float">
            <text:p>41500</text:p>
          </table:table-cell>
          <table:table-cell office:value-type="float" office:value="48272" calcext:value-type="float">
            <text:p>48272</text:p>
          </table:table-cell>
          <table:table-cell office:value-type="float" office:value="50073" calcext:value-type="float">
            <text:p>50073</text:p>
          </table:table-cell>
          <table:table-cell office:value-type="float" office:value="40578" calcext:value-type="float">
            <text:p>40578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1.01" calcext:value-type="float">
            <text:p>1,01</text:p>
          </table:table-cell>
          <table:table-cell office:value-type="float" office:value="0.94" calcext:value-type="float">
            <text:p>0,94</text:p>
          </table:table-cell>
          <table:table-cell office:value-type="float" office:value="1.09" calcext:value-type="float">
            <text:p>1,09</text:p>
          </table:table-cell>
          <table:table-cell office:value-type="float" office:value="1.14" calcext:value-type="float">
            <text:p>1,14</text:p>
          </table:table-cell>
          <table:table-cell office:value-type="float" office:value="0.92" calcext:value-type="float">
            <text:p>0,92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5" office:value-type="float" office:value="44108252" calcext:value-type="float">
            <text:p>44108252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float" office:value="2012" calcext:value-type="float">
            <text:p>2012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206800" calcext:value-type="float">
            <text:p>206800</text:p>
          </table:table-cell>
          <table:table-cell office:value-type="float" office:value="1923000" calcext:value-type="float">
            <text:p>1923000</text:p>
          </table:table-cell>
          <table:table-cell office:value-type="float" office:value="197250" calcext:value-type="float">
            <text:p>197250</text:p>
          </table:table-cell>
          <table:table-cell office:value-type="float" office:value="210771" calcext:value-type="float">
            <text:p>210771</text:p>
          </table:table-cell>
          <table:table-cell office:value-type="float" office:value="228754" calcext:value-type="float">
            <text:p>228754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203600" calcext:value-type="float">
            <text:p>203600</text:p>
          </table:table-cell>
          <table:table-cell office:value-type="float" office:value="189100" calcext:value-type="float">
            <text:p>189100</text:p>
          </table:table-cell>
          <table:table-cell office:value-type="float" office:value="192559" calcext:value-type="float">
            <text:p>192559</text:p>
          </table:table-cell>
          <table:table-cell office:value-type="float" office:value="204548" calcext:value-type="float">
            <text:p>204548</text:p>
          </table:table-cell>
          <table:table-cell office:value-type="float" office:value="203261" calcext:value-type="float">
            <text:p>203261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410300" calcext:value-type="float">
            <text:p>410300</text:p>
          </table:table-cell>
          <table:table-cell office:value-type="float" office:value="381400" calcext:value-type="float">
            <text:p>381400</text:p>
          </table:table-cell>
          <table:table-cell office:value-type="float" office:value="389809" calcext:value-type="float">
            <text:p>389809</text:p>
          </table:table-cell>
          <table:table-cell office:value-type="float" office:value="415319" calcext:value-type="float">
            <text:p>415319</text:p>
          </table:table-cell>
          <table:table-cell office:value-type="float" office:value="432015" calcext:value-type="float">
            <text:p>432015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208600" calcext:value-type="float">
            <text:p>208600</text:p>
          </table:table-cell>
          <table:table-cell office:value-type="float" office:value="195000" calcext:value-type="float">
            <text:p>195000</text:p>
          </table:table-cell>
          <table:table-cell office:value-type="float" office:value="192658" calcext:value-type="float">
            <text:p>192658</text:p>
          </table:table-cell>
          <table:table-cell office:value-type="float" office:value="208083" calcext:value-type="float">
            <text:p>208083</text:p>
          </table:table-cell>
          <table:table-cell office:value-type="float" office:value="206085" calcext:value-type="float">
            <text:p>206085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201700" calcext:value-type="float">
            <text:p>201700</text:p>
          </table:table-cell>
          <table:table-cell office:value-type="float" office:value="186400" calcext:value-type="float">
            <text:p>186400</text:p>
          </table:table-cell>
          <table:table-cell office:value-type="float" office:value="197151" calcext:value-type="float">
            <text:p>197151</text:p>
          </table:table-cell>
          <table:table-cell office:value-type="float" office:value="207236" calcext:value-type="float">
            <text:p>207236</text:p>
          </table:table-cell>
          <table:table-cell office:value-type="float" office:value="225930" calcext:value-type="float">
            <text:p>22593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410300" calcext:value-type="float">
            <text:p>410300</text:p>
          </table:table-cell>
          <table:table-cell office:value-type="float" office:value="381400" calcext:value-type="float">
            <text:p>381400</text:p>
          </table:table-cell>
          <table:table-cell office:value-type="float" office:value="389809" calcext:value-type="float">
            <text:p>389809</text:p>
          </table:table-cell>
          <table:table-cell office:value-type="float" office:value="415319" calcext:value-type="float">
            <text:p>415319</text:p>
          </table:table-cell>
          <table:table-cell office:value-type="float" office:value="432015" calcext:value-type="float">
            <text:p>43201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44:05.5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3S</meta:editing-duration>
    <meta:editing-cycles>3</meta:editing-cycles>
    <meta:generator>LibreOffice/5.4.2.2$Windows_X86_64 LibreOffice_project/22b09f6418e8c2d508a9eaf86b2399209b0990f4</meta:generator>
    <dc:date>2017-11-22T11:44:17.329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